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7d7d" officeooo:paragraph-rsid="00027d7d"/>
    </style:style>
    <style:style style:name="P2" style:family="paragraph" style:parent-style-name="Standard" style:list-style-name="L1">
      <style:text-properties officeooo:rsid="00027d7d" officeooo:paragraph-rsid="00027d7d"/>
    </style:style>
    <style:style style:name="P3" style:family="paragraph" style:parent-style-name="Standard" style:list-style-name="L1">
      <style:text-properties officeooo:paragraph-rsid="00027d7d"/>
    </style:style>
    <style:style style:name="P4" style:family="paragraph" style:parent-style-name="Standard" style:list-style-name="L1">
      <style:text-properties officeooo:rsid="00048705" officeooo:paragraph-rsid="00048705"/>
    </style:style>
    <style:style style:name="P5" style:family="paragraph" style:parent-style-name="Standard" style:list-style-name="L1">
      <style:text-properties officeooo:rsid="00089a15" officeooo:paragraph-rsid="00089a15"/>
    </style:style>
    <style:style style:name="P6" style:family="paragraph" style:parent-style-name="Standard" style:list-style-name="L1">
      <style:text-properties officeooo:rsid="000aa9f7" officeooo:paragraph-rsid="000aa9f7"/>
    </style:style>
    <style:style style:name="P7" style:family="paragraph" style:parent-style-name="Standard" style:list-style-name="L1">
      <style:text-properties officeooo:rsid="000c8309" officeooo:paragraph-rsid="000c8309"/>
    </style:style>
    <style:style style:name="T1" style:family="text">
      <style:text-properties officeooo:rsid="00027d7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03a0bb"/>
    </style:style>
    <style:style style:name="T4" style:family="text">
      <style:text-properties officeooo:rsid="00067b6a"/>
    </style:style>
    <style:style style:name="T5" style:family="text">
      <style:text-properties officeooo:rsid="0006a5db"/>
    </style:style>
    <style:style style:name="T6" style:family="text">
      <style:text-properties officeooo:rsid="000aa9f7"/>
    </style:style>
    <style:style style:name="T7" style:family="text">
      <style:text-properties officeooo:rsid="000c8a17"/>
    </style:style>
    <style:style style:name="T8" style:family="text">
      <style:text-properties officeooo:rsid="000cc1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scale Recommendation Engine horizontal</text:p>
      <text:list xml:id="list120187440" text:style-name="L1">
        <text:list-item>
          <text:p text:style-name="P3"><text:span text:style-name="T1">I divide it into 2 separate micro services: User-Product service and Recommendation Service. </text:span><text:span text:style-name="T3">It communicate</text:span><text:span text:style-name="T4">s</text:span><text:span text:style-name="T3"> via HTTP. </text:span></text:p>
        </text:list-item>
        <text:list-item>
          <text:p text:style-name="P2">If User-Product Service fail<text:span text:style-name="T5">s</text:span>, the Recommendation will read data from <text:span text:style-name="T2">dataset.csv</text:span> to train model and deliver result. <text:span text:style-name="T3">There is no failure in the entire system. </text:span></text:p>
        </text:list-item>
        <text:list-item>
          <text:p text:style-name="P4">We can add more nodes or resource , which allow system to scale horizontally <text:span text:style-name="T6">with Load Balancer</text:span>. </text:p>
        </text:list-item>
        <text:list-item>
          <text:p text:style-name="P5">We can use terraform to create infrastructure and inject env variable , Kubernetes to auto scale instances base on current load and performance metrics</text:p>
        </text:list-item>
        <text:list-item>
          <text:p text:style-name="P6">I use API-KEY authentication, so each request can be handled independently without relying on previous requests. </text:p>
        </text:list-item>
        <text:list-item>
          <text:p text:style-name="P7">We can use Caching in memory to reduce the load on database and improve response time, Asynchronous Processing <text:span text:style-name="T7">to </text:span><text:span text:style-name="T8">handle task in background, allow</text:span><text:span text:style-name="T7"> response to requests quickly...</text:span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2T20:37:14.886784749</meta:creation-date>
    <dc:date>2023-10-22T21:13:22.476062082</dc:date>
    <meta:editing-duration>PT25M14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7" meta:word-count="138" meta:character-count="864" meta:non-whitespace-character-count="735"/>
  </office:meta>
</office:document-meta>
</file>